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896in" table:align="left"/>
    </style:style>
    <style:style style:name="Table1.A" style:family="table-column">
      <style:table-column-properties style:column-width="1.6285in"/>
    </style:style>
    <style:style style:name="Table1.B" style:family="table-column">
      <style:table-column-properties style:column-width="1.184in"/>
    </style:style>
    <style:style style:name="Table1.D" style:family="table-column">
      <style:table-column-properties style:column-width="0.9375in"/>
    </style:style>
    <style:style style:name="Table1.F" style:family="table-column">
      <style:table-column-properties style:column-width="0.8806in"/>
    </style:style>
    <style:style style:name="Table1.G" style:family="table-column">
      <style:table-column-properties style:column-width="1.1264in"/>
    </style:style>
    <style:style style:name="Table1.I" style:family="table-column">
      <style:table-column-properties style:column-width="1.1271in"/>
    </style:style>
    <style:style style:name="Table1.A1" style:family="table-cell">
      <style:table-cell-properties style:vertical-align="middle"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style:vertical-align="middle" fo:background-color="#808080" fo:padding="0.0382in" fo:border="0.05pt solid #000000">
        <style:background-image/>
      </style:table-cell-properties>
    </style:style>
    <style:style style:name="Table1.D2" style:family="table-cell">
      <style:table-cell-properties style:vertical-align="middle" fo:background-color="#808080" fo:padding="0.0382in" fo:border-left="0.05pt solid #000000" fo:border-right="none" fo:border-top="none" fo:border-bottom="0.05pt solid #000000">
        <style:background-image/>
      </style:table-cell-properties>
    </style:style>
    <style:style style:name="Table1.I2" style:family="table-cell">
      <style:table-cell-properties style:vertical-align="middle" fo:background-color="#80808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style:vertical-align="middle" fo:background-color="#ffffcc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style:vertical-align="middle" fo:background-color="#e6e6ff" fo:padding="0.0382in" fo:border-left="0.05pt solid #000000" fo:border-right="none" fo:border-top="none" fo:border-bottom="0.05pt solid #000000">
        <style:background-image/>
      </style:table-cell-properties>
    </style:style>
    <style:style style:name="Table1.G3" style:family="table-cell">
      <style:table-cell-properties style:vertical-align="middle" fo:background-color="#ffcccc" fo:padding="0.0382in" fo:border-left="0.05pt solid #000000" fo:border-right="none" fo:border-top="none" fo:border-bottom="0.05pt solid #000000">
        <style:background-image/>
      </style:table-cell-properties>
    </style:style>
    <style:style style:name="Table1.H3" style:family="table-cell">
      <style:table-cell-properties style:vertical-align="middle" fo:background-color="#ccff99" fo:padding="0.0382in" fo:border-left="0.05pt solid #000000" fo:border-right="none" fo:border-top="none" fo:border-bottom="0.05pt solid #000000">
        <style:background-image/>
      </style:table-cell-properties>
    </style:style>
    <style:style style:name="Table1.I3" style:family="table-cell">
      <style:table-cell-properties style:vertical-align="middle" fo:background-color="#ccff99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style:vertical-align="middle" fo:background-color="#ccffff" fo:padding="0.0382in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ffffff" fo:font-size="11pt" fo:font-weight="bold" officeooo:rsid="0011ce95" officeooo:paragraph-rsid="00a10e74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ffffff" fo:font-weight="bold" officeooo:rsid="0011ce95" officeooo:paragraph-rsid="0011ce95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ffffff" fo:font-weight="bold" officeooo:rsid="009c1924" officeooo:paragraph-rsid="009c192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ffffff" fo:font-size="11pt" fo:font-weight="bold" officeooo:rsid="004940de" officeooo:paragraph-rsid="004940de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fo:font-size="11pt" fo:font-weight="bold" officeooo:rsid="0011ce95" officeooo:paragraph-rsid="0011ce95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ffff" fo:font-size="11pt" fo:font-weight="bold" officeooo:rsid="0011ce95" officeooo:paragraph-rsid="006207e1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ffffff" fo:font-size="11pt" fo:font-weight="bold" officeooo:rsid="0011ce95" officeooo:paragraph-rsid="00230a70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24f208" officeooo:paragraph-rsid="0065dd31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24f208" officeooo:paragraph-rsid="0068ab76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024f208" officeooo:paragraph-rsid="006a35d0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24f208" officeooo:paragraph-rsid="006ba96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3a39ee" officeooo:paragraph-rsid="003a39ee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3a39ee" officeooo:paragraph-rsid="006dd17d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0a45492" officeooo:paragraph-rsid="00a45492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10pt" officeooo:rsid="00a45492" officeooo:paragraph-rsid="00a99c01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officeooo:rsid="00a45492" officeooo:paragraph-rsid="00b7f2f4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font-size="10pt" officeooo:rsid="00a80c0c" officeooo:paragraph-rsid="00a80c0c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a99c01" officeooo:paragraph-rsid="00a99c01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officeooo:rsid="00ab6f03" officeooo:paragraph-rsid="00afd081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font-size="10pt" officeooo:rsid="00ab6f03" officeooo:paragraph-rsid="00b05524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fo:font-size="10pt" officeooo:rsid="00ab6f03" officeooo:paragraph-rsid="00b1d61c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officeooo:rsid="00ac1f3f" officeooo:paragraph-rsid="00ac1f3f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font-size="11pt" fo:font-weight="bold" officeooo:paragraph-rsid="00230a70" style:font-size-asian="11pt" style:font-weight-asian="bold" style:font-size-complex="11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ffffff" fo:font-size="11pt" fo:font-weight="bold" officeooo:rsid="0060db31" officeooo:paragraph-rsid="006207e1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ffffff" fo:font-size="11pt" fo:font-weight="bold" officeooo:rsid="00230a70" officeooo:paragraph-rsid="00230a70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4pt" officeooo:rsid="0034ed22" officeooo:paragraph-rsid="00722f24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officeooo:rsid="0034ed22" officeooo:paragraph-rsid="00d732b1" style:font-size-asian="14pt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fo:font-size="14pt" officeooo:rsid="0034ed22" officeooo:paragraph-rsid="00dc0393" style:font-size-asian="14pt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fo:font-size="14pt" officeooo:rsid="0034ed22" officeooo:paragraph-rsid="00de8eb0" style:font-size-asian="14pt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fo:font-size="14pt" officeooo:rsid="0034ed22" officeooo:paragraph-rsid="00e217f7" style:font-size-asian="14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font-size="14pt" officeooo:rsid="0034ed22" officeooo:paragraph-rsid="00ef643d" style:font-size-asian="14pt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fo:font-size="14pt" officeooo:rsid="00cd2b06" officeooo:paragraph-rsid="00cd2b06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fo:font-size="14pt" officeooo:rsid="0097a250" officeooo:paragraph-rsid="0097a250" style:font-size-asian="14pt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fo:font-size="14pt" officeooo:paragraph-rsid="00e31586" style:font-size-asian="14pt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fo:font-size="14pt" officeooo:rsid="002d6e1d" officeooo:paragraph-rsid="0084624d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font-size="14pt" officeooo:rsid="002d6e1d" officeooo:paragraph-rsid="00da0b77" style:font-size-asian="14pt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fo:font-size="14pt" officeooo:rsid="002d6e1d" officeooo:paragraph-rsid="00dd7d06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fo:font-size="14pt" officeooo:rsid="00944746" officeooo:paragraph-rsid="00df72a8" style:font-size-asian="14pt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fo:font-size="14pt" officeooo:rsid="003be4da" officeooo:paragraph-rsid="00e08ab0" style:font-size-asian="14pt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04e40ce" officeooo:paragraph-rsid="00e08ab0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08649d8" officeooo:paragraph-rsid="00e04e6d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1f7101" officeooo:paragraph-rsid="00e04e6d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1d88da" officeooo:paragraph-rsid="00e04e6d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0b89a5e" officeooo:paragraph-rsid="00b89a5e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officeooo:rsid="00ab6f03" officeooo:paragraph-rsid="00c84b7c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0ab6f03" officeooo:paragraph-rsid="00f48415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fo:font-size="10pt" officeooo:rsid="00bc3b71" officeooo:paragraph-rsid="00bc3b71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0a45492" officeooo:paragraph-rsid="00cb72af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5d6308" officeooo:paragraph-rsid="005d6308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officeooo:rsid="003ce1d3" officeooo:paragraph-rsid="005d6308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font-size="10pt" officeooo:rsid="003ce1d3" officeooo:paragraph-rsid="005a9128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2ad4f1" officeooo:paragraph-rsid="002ad4f1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officeooo:rsid="0024f208" officeooo:paragraph-rsid="0028f8ce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024f208" officeooo:paragraph-rsid="0024f208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10pt" officeooo:rsid="0024f208" officeooo:paragraph-rsid="00e778a0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fo:font-size="10pt" officeooo:rsid="0024f208" officeooo:paragraph-rsid="00ee1d66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fo:font-size="10pt" officeooo:rsid="0024f208" officeooo:paragraph-rsid="00f2b503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24f208" officeooo:paragraph-rsid="006d5773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24f208" officeooo:paragraph-rsid="00fbff67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03a39ee" officeooo:paragraph-rsid="00d528fd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3a39ee" officeooo:paragraph-rsid="00fd9025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officeooo:rsid="003a39ee" officeooo:paragraph-rsid="00ff11a4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officeooo:rsid="0038a11c" officeooo:paragraph-rsid="0038a11c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officeooo:rsid="0038a11c" officeooo:paragraph-rsid="00ecb6bb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officeooo:rsid="0038a11c" officeooo:paragraph-rsid="00f3bede" style:font-size-asian="10pt" style:font-size-complex="10pt"/>
    </style:style>
    <style:style style:name="P66" style:family="paragraph" style:parent-style-name="Table_20_Contents">
      <style:text-properties fo:font-size="10pt" fo:font-weight="bold" officeooo:rsid="0019c564" officeooo:paragraph-rsid="0019c564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fo:font-size="10pt" fo:font-weight="bold" officeooo:rsid="00192d9c" officeooo:paragraph-rsid="00192d9c" style:font-size-asian="10pt" style:font-weight-asian="bold" style:font-size-complex="10pt" style:font-weight-complex="bold"/>
    </style:style>
    <style:style style:name="P68" style:family="paragraph" style:parent-style-name="Table_20_Contents">
      <style:text-properties fo:font-size="10pt" fo:font-weight="bold" officeooo:rsid="0015d4ba" officeooo:paragraph-rsid="0015d4ba" style:font-size-asian="10pt" style:font-weight-asian="bold" style:font-size-complex="10pt" style:font-weight-complex="bold"/>
    </style:style>
    <style:style style:name="P69" style:family="paragraph" style:parent-style-name="Table_20_Contents">
      <style:text-properties fo:font-size="10pt" fo:font-weight="bold" officeooo:rsid="0014ccea" officeooo:paragraph-rsid="0014ccea" style:font-size-asian="10pt" style:font-weight-asian="bold" style:font-size-complex="10pt" style:font-weight-complex="bold"/>
    </style:style>
    <style:style style:name="T1" style:family="text">
      <style:text-properties fo:color="#ffffff" officeooo:rsid="00230a70"/>
    </style:style>
    <style:style style:name="T2" style:family="text">
      <style:text-properties fo:color="#ffffff" officeooo:rsid="00721f7d"/>
    </style:style>
    <style:style style:name="T3" style:family="text">
      <style:text-properties fo:color="#ffffff" officeooo:rsid="008ed208"/>
    </style:style>
    <style:style style:name="T4" style:family="text">
      <style:text-properties fo:color="#ffffff" officeooo:rsid="009c1924"/>
    </style:style>
    <style:style style:name="T5" style:family="text">
      <style:text-properties officeooo:rsid="004383f4"/>
    </style:style>
    <style:style style:name="T6" style:family="text">
      <style:text-properties officeooo:rsid="0065dd31"/>
    </style:style>
    <style:style style:name="T7" style:family="text">
      <style:text-properties officeooo:rsid="00672a3f"/>
    </style:style>
    <style:style style:name="T8" style:family="text">
      <style:text-properties officeooo:rsid="006d5773"/>
    </style:style>
    <style:style style:name="T9" style:family="text">
      <style:text-properties officeooo:rsid="0084624d"/>
    </style:style>
    <style:style style:name="T10" style:family="text">
      <style:text-properties officeooo:rsid="008f0412"/>
    </style:style>
    <style:style style:name="T11" style:family="text">
      <style:text-properties officeooo:rsid="00a45492"/>
    </style:style>
    <style:style style:name="T12" style:family="text">
      <style:text-properties officeooo:rsid="00aae3a2"/>
    </style:style>
    <style:style style:name="T13" style:family="text">
      <style:text-properties officeooo:rsid="00ab6f03"/>
    </style:style>
    <style:style style:name="T14" style:family="text">
      <style:text-properties officeooo:rsid="002d6e1d"/>
    </style:style>
    <style:style style:name="T15" style:family="text">
      <style:text-properties fo:font-size="10.5pt" officeooo:rsid="00da0b77" style:font-size-asian="10.5pt" style:font-size-complex="10.5pt"/>
    </style:style>
    <style:style style:name="T16" style:family="text">
      <style:text-properties fo:font-size="10.5pt" fo:font-weight="normal" officeooo:rsid="00da0b77" style:font-size-asian="10.5pt" style:font-weight-asian="normal" style:font-size-complex="10.5pt" style:font-weight-complex="normal"/>
    </style:style>
    <style:style style:name="T17" style:family="text">
      <style:text-properties fo:font-size="10.5pt" fo:font-weight="normal" officeooo:rsid="00dc0393" style:font-size-asian="10.5pt" style:font-weight-asian="normal" style:font-size-complex="10.5pt" style:font-weight-complex="normal"/>
    </style:style>
    <style:style style:name="T18" style:family="text">
      <style:text-properties fo:font-size="10.5pt" fo:font-weight="normal" officeooo:rsid="00e04e6d" style:font-size-asian="10.5pt" style:font-weight-asian="normal" style:font-size-complex="10.5pt" style:font-weight-complex="normal"/>
    </style:style>
    <style:style style:name="T19" style:family="text">
      <style:text-properties fo:font-size="10.5pt" fo:font-weight="normal" officeooo:rsid="00e217f7" style:font-size-asian="10.5pt" style:font-weight-asian="normal" style:font-size-complex="10.5pt" style:font-weight-complex="normal"/>
    </style:style>
    <style:style style:name="T20" style:family="text">
      <style:text-properties fo:font-size="10.5pt" fo:font-style="italic" fo:font-weight="normal" officeooo:rsid="00da0b77" style:font-size-asian="10.5pt" style:font-style-asian="italic" style:font-weight-asian="normal" style:font-size-complex="10.5pt" style:font-style-complex="italic" style:font-weight-complex="normal"/>
    </style:style>
    <style:style style:name="T21" style:family="text">
      <style:text-properties fo:font-size="10.5pt" fo:font-style="italic" fo:font-weight="normal" officeooo:rsid="00e04e6d" style:font-size-asian="10.5pt" style:font-style-asian="italic" style:font-weight-asian="normal" style:font-size-complex="10.5pt" style:font-style-complex="italic" style:font-weight-complex="normal"/>
    </style:style>
    <style:style style:name="T22" style:family="text">
      <style:text-properties fo:font-size="10.5pt" fo:font-style="italic" fo:font-weight="normal" officeooo:rsid="00dc0393" style:font-size-asian="10.5pt" style:font-style-asian="italic" style:font-weight-asian="normal" style:font-size-complex="10.5pt" style:font-style-complex="italic" style:font-weight-complex="normal"/>
    </style:style>
    <style:style style:name="T23" style:family="text">
      <style:text-properties fo:font-size="10.5pt" fo:font-style="italic" fo:font-weight="normal" officeooo:rsid="00e217f7" style:font-size-asian="10.5pt" style:font-style-asian="italic" style:font-weight-asian="normal" style:font-size-complex="10.5pt" style:font-style-complex="italic" style:font-weight-complex="normal"/>
    </style:style>
    <style:style style:name="T24" style:family="text">
      <style:text-properties fo:font-size="10.5pt" fo:font-style="italic" fo:font-weight="normal" officeooo:rsid="00f4a598" style:font-size-asian="10.5pt" style:font-style-asian="italic" style:font-weight-asian="normal" style:font-size-complex="10.5pt" style:font-style-complex="italic" style:font-weight-complex="normal"/>
    </style:style>
    <style:style style:name="T25" style:family="text">
      <style:text-properties fo:font-size="10.5pt" fo:font-style="italic" fo:font-weight="normal" officeooo:rsid="00f61c37" style:font-size-asian="10.5pt" style:font-style-asian="italic" style:font-weight-asian="normal" style:font-size-complex="10.5pt" style:font-style-complex="italic" style:font-weight-complex="normal"/>
    </style:style>
    <style:style style:name="T26" style:family="text">
      <style:text-properties fo:font-size="10.5pt" fo:font-style="italic" fo:font-weight="normal" officeooo:rsid="00f80d1f" style:font-size-asian="10.5pt" style:font-style-asian="italic" style:font-weight-asian="normal" style:font-size-complex="10.5pt" style:font-style-complex="italic" style:font-weight-complex="normal"/>
    </style:style>
    <style:style style:name="T27" style:family="text">
      <style:text-properties fo:font-size="10.5pt" fo:font-style="italic" fo:font-weight="normal" officeooo:rsid="00f88cd9" style:font-size-asian="10.5pt" style:font-style-asian="italic" style:font-weight-asian="normal" style:font-size-complex="10.5pt" style:font-style-complex="italic" style:font-weight-complex="normal"/>
    </style:style>
    <style:style style:name="T28" style:family="text">
      <style:text-properties fo:font-size="10.5pt" fo:font-style="italic" officeooo:rsid="00da0b77" style:font-size-asian="10.5pt" style:font-style-asian="italic" style:font-size-complex="10.5pt" style:font-style-complex="italic"/>
    </style:style>
    <style:style style:name="T29" style:family="text">
      <style:text-properties fo:font-size="10.5pt" fo:font-style="italic" officeooo:rsid="00f4a598" style:font-size-asian="10.5pt" style:font-style-asian="italic" style:font-size-complex="10.5pt" style:font-style-complex="italic"/>
    </style:style>
    <style:style style:name="T30" style:family="text">
      <style:text-properties officeooo:rsid="00e04e6d"/>
    </style:style>
    <style:style style:name="T31" style:family="text">
      <style:text-properties officeooo:rsid="003a39ee"/>
    </style:style>
    <style:style style:name="T32" style:family="text">
      <style:text-properties officeooo:rsid="00f118ca"/>
    </style:style>
    <style:style style:name="T33" style:family="text">
      <style:text-properties officeooo:rsid="00f27060"/>
    </style:style>
    <style:style style:name="T34" style:family="text">
      <style:text-properties officeooo:rsid="00fa37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 table:number-columns-repeated="2"/>
        <table:table-column table:style-name="Table1.F"/>
        <table:table-column table:style-name="Table1.G"/>
        <table:table-column table:style-name="Table1.B"/>
        <table:table-column table:style-name="Table1.I"/>
        <table:table-row>
          <table:table-cell table:style-name="Table1.A1" table:number-rows-spanned="2" office:value-type="string">
            <text:p text:style-name="P2">Coping Strategy</text:p>
          </table:table-cell>
          <table:table-cell table:style-name="Table1.A1" table:number-columns-spanned="2" office:value-type="string">
            <text:p text:style-name="P3">Emotions <text:span text:style-name="T12">(AND)</text:span></text:p>
          </table:table-cell>
          <table:covered-table-cell/>
          <table:table-cell table:style-name="Table1.A1" table:number-columns-spanned="3" office:value-type="string">
            <text:p text:style-name="P23"><text:span text:style-name="T1">Need </text:span><text:span text:style-name="T4">[a</text:span><text:span text:style-name="T3"> AND (b OR c)</text:span><text:span text:style-name="T4">]</text:span></text:p>
          </table:table-cell>
          <table:covered-table-cell/>
          <table:covered-table-cell/>
          <table:table-cell table:style-name="Table1.A1" office:value-type="string">
            <text:p text:style-name="P25">Ability</text:p>
          </table:table-cell>
          <table:table-cell table:style-name="Table1.H1" table:number-columns-spanned="2" office:value-type="string">
            <text:p text:style-name="P23"><text:span text:style-name="T1">Satisfaction </text:span><text:span text:style-name="T2">(AND)</text:span></text:p>
          </table:table-cell>
          <table:covered-table-cell/>
        </table:table-row>
        <table:table-row>
          <table:covered-table-cell/>
          <table:table-cell table:style-name="Table1.A1" office:value-type="string">
            <text:p text:style-name="P1">Other</text:p>
          </table:table-cell>
          <table:table-cell table:style-name="Table1.A1" office:value-type="string">
            <text:p text:style-name="P1">Self</text:p>
          </table:table-cell>
          <table:table-cell table:style-name="Table1.D2" office:value-type="string">
            <text:p text:style-name="P5">Satisfaction</text:p>
            <text:p text:style-name="P5">Motive <text:span text:style-name="T10">(a)</text:span></text:p>
          </table:table-cell>
          <table:table-cell table:style-name="Table1.D2" office:value-type="string">
            <text:p text:style-name="P5">Achievement</text:p>
            <text:p text:style-name="P5">Motive <text:span text:style-name="T10">(b)</text:span></text:p>
          </table:table-cell>
          <table:table-cell table:style-name="Table1.D2" office:value-type="string">
            <text:p text:style-name="P5">External</text:p>
            <text:p text:style-name="P5">Motive <text:span text:style-name="T10">(c)</text:span></text:p>
          </table:table-cell>
          <table:table-cell table:style-name="Table1.D2" office:value-type="string">
            <text:p text:style-name="P7">Controllability</text:p>
          </table:table-cell>
          <table:table-cell table:style-name="Table1.D2" office:value-type="string">
            <text:p text:style-name="P4">Anticipated</text:p>
            <text:p text:style-name="P5">Desirability</text:p>
          </table:table-cell>
          <table:table-cell table:style-name="Table1.I2" office:value-type="string">
            <text:p text:style-name="P24">Self/Reverse</text:p>
            <text:p text:style-name="P6">Desirability</text:p>
          </table:table-cell>
        </table:table-row>
        <table:table-row>
          <table:table-cell table:style-name="Table1.A3" office:value-type="string">
            <text:p text:style-name="P69">Planning</text:p>
          </table:table-cell>
          <table:table-cell table:style-name="Table1.B3" office:value-type="string">
            <text:p text:style-name="P14">Neutral | Positive</text:p>
          </table:table-cell>
          <table:table-cell table:style-name="Table1.B3" office:value-type="string">
            <text:p text:style-name="P17">Any</text:p>
          </table:table-cell>
          <table:table-cell table:style-name="Table1.D3" office:value-type="string">
            <text:p text:style-name="P35">–/<text:span text:style-name="T9">+</text:span></text:p>
          </table:table-cell>
          <table:table-cell table:style-name="Table1.D3" office:value-type="string">
            <text:p text:style-name="P43"><text:span text:style-name="T26">h</text:span><text:span text:style-name="T20">igh </text:span>+</text:p>
          </table:table-cell>
          <table:table-cell table:style-name="Table1.D3" office:value-type="string">
            <text:p text:style-name="P42"><text:span text:style-name="T26">h</text:span><text:span text:style-name="T20">igh </text:span>+</text:p>
          </table:table-cell>
          <table:table-cell table:style-name="Table1.G3" office:value-type="string">
            <text:p text:style-name="P54">High</text:p>
          </table:table-cell>
          <table:table-cell table:style-name="Table1.H3" office:value-type="string">
            <text:p text:style-name="P63">Improve</text:p>
          </table:table-cell>
          <table:table-cell table:style-name="Table1.I3" office:value-type="string">
            <text:p text:style-name="P8"><text:span text:style-name="T32">Undesirable</text:span> <text:span text:style-name="T33">&lt;=</text:span></text:p>
          </table:table-cell>
        </table:table-row>
        <table:table-row>
          <table:table-cell table:style-name="Table1.A3" office:value-type="string">
            <text:p text:style-name="P69">Active Coping</text:p>
          </table:table-cell>
          <table:table-cell table:style-name="Table1.B3" office:value-type="string">
            <text:p text:style-name="P17">Any</text:p>
          </table:table-cell>
          <table:table-cell table:style-name="Table1.B3" office:value-type="string">
            <text:p text:style-name="P46"><text:span text:style-name="T11">Neutral | </text:span>Negative</text:p>
          </table:table-cell>
          <table:table-cell table:style-name="Table1.D3" office:value-type="string">
            <text:p text:style-name="P35">–/<text:span text:style-name="T9">+</text:span></text:p>
          </table:table-cell>
          <table:table-cell table:style-name="Table1.D3" office:value-type="string">
            <text:p text:style-name="P42"><text:span text:style-name="T25">m</text:span><text:span text:style-name="T21">ed </text:span>+</text:p>
          </table:table-cell>
          <table:table-cell table:style-name="Table1.D3" office:value-type="string">
            <text:p text:style-name="P42"><text:span text:style-name="T25">m</text:span><text:span text:style-name="T21">ed </text:span>+</text:p>
          </table:table-cell>
          <table:table-cell table:style-name="Table1.G3" office:value-type="string">
            <text:p text:style-name="P53">High</text:p>
          </table:table-cell>
          <table:table-cell table:style-name="Table1.H3" office:value-type="string">
            <text:p text:style-name="P65"><text:span text:style-name="T31">No change |</text:span>Improve</text:p>
          </table:table-cell>
          <table:table-cell table:style-name="Table1.I3" office:value-type="string">
            <text:p text:style-name="P57">Neutral <text:span text:style-name="T6">&gt;=</text:span></text:p>
          </table:table-cell>
        </table:table-row>
        <table:table-row>
          <table:table-cell table:style-name="Table1.A3" office:value-type="string">
            <text:p text:style-name="P68">Seeking S<text:span text:style-name="T5">ocial </text:span>S<text:span text:style-name="T5">upport</text:span> for Instrumental Reasons</text:p>
          </table:table-cell>
          <table:table-cell table:style-name="Table1.B3" office:value-type="string">
            <text:p text:style-name="P15">Neutral | Positive</text:p>
          </table:table-cell>
          <table:table-cell table:style-name="Table1.B3" office:value-type="string">
            <text:p text:style-name="P18">Any</text:p>
          </table:table-cell>
          <table:table-cell table:style-name="Table1.D3" office:value-type="string">
            <text:p text:style-name="P35">–/<text:span text:style-name="T9">+</text:span></text:p>
          </table:table-cell>
          <table:table-cell table:style-name="Table1.D3" office:value-type="string">
            <text:p text:style-name="P42"><text:span text:style-name="T24">l</text:span><text:span text:style-name="T21">ow </text:span>+</text:p>
          </table:table-cell>
          <table:table-cell table:style-name="Table1.D3" office:value-type="string">
            <text:p text:style-name="P41"><text:span text:style-name="T24">l</text:span><text:span text:style-name="T21">ow </text:span>+</text:p>
          </table:table-cell>
          <table:table-cell table:style-name="Table1.G3" office:value-type="string">
            <text:p text:style-name="P52">Low</text:p>
          </table:table-cell>
          <table:table-cell table:style-name="Table1.H3" office:value-type="string">
            <text:p text:style-name="P12">No change | Improve</text:p>
          </table:table-cell>
          <table:table-cell table:style-name="Table1.I3" office:value-type="string">
            <text:p text:style-name="P58"><text:span text:style-name="T34">Desirable</text:span> <text:span text:style-name="T7">&gt;=</text:span></text:p>
          </table:table-cell>
        </table:table-row>
        <table:table-row>
          <table:table-cell table:style-name="Table1.A6" office:value-type="string">
            <text:p text:style-name="P66">Acceptance</text:p>
          </table:table-cell>
          <table:table-cell table:style-name="Table1.B3" office:value-type="string">
            <text:p text:style-name="P45">Negative</text:p>
          </table:table-cell>
          <table:table-cell table:style-name="Table1.B3" office:value-type="string">
            <text:p text:style-name="P19">Negative</text:p>
          </table:table-cell>
          <table:table-cell table:style-name="Table1.D3" office:value-type="string">
            <text:p text:style-name="P29"><text:span text:style-name="T24">h</text:span><text:span text:style-name="T20">igh </text:span>–</text:p>
          </table:table-cell>
          <table:table-cell table:style-name="Table1.D3" office:value-type="string">
            <text:p text:style-name="P26"><text:span text:style-name="T24">h</text:span><text:span text:style-name="T20">igh </text:span>–</text:p>
          </table:table-cell>
          <table:table-cell table:style-name="Table1.D3" office:value-type="string">
            <text:p text:style-name="P36"><text:span text:style-name="T29">h</text:span><text:span text:style-name="T28">igh </text:span>–</text:p>
          </table:table-cell>
          <table:table-cell table:style-name="Table1.G3" office:value-type="string">
            <text:p text:style-name="P51">No</text:p>
          </table:table-cell>
          <table:table-cell table:style-name="Table1.H3" office:value-type="string">
            <text:p text:style-name="P60">No change | Improve</text:p>
          </table:table-cell>
          <table:table-cell table:style-name="Table1.I3" office:value-type="string">
            <text:p text:style-name="P10">Neutral <text:span text:style-name="T7">&gt;</text:span></text:p>
          </table:table-cell>
        </table:table-row>
        <table:table-row>
          <table:table-cell table:style-name="Table1.A6" office:value-type="string">
            <text:p text:style-name="P66">Mental Disengagement</text:p>
          </table:table-cell>
          <table:table-cell table:style-name="Table1.B3" office:value-type="string">
            <text:p text:style-name="P48">Neutral | <text:span text:style-name="T13">Negative</text:span></text:p>
          </table:table-cell>
          <table:table-cell table:style-name="Table1.B3" office:value-type="string">
            <text:p text:style-name="P21"><text:span text:style-name="T11">Neutral | </text:span>Negative</text:p>
          </table:table-cell>
          <table:table-cell table:style-name="Table1.D3" office:value-type="string">
            <text:p text:style-name="P38"><text:span text:style-name="T22">low/med </text:span>–</text:p>
          </table:table-cell>
          <table:table-cell table:style-name="Table1.D3" office:value-type="string">
            <text:p text:style-name="P28"><text:span text:style-name="T22">low/med </text:span>–</text:p>
          </table:table-cell>
          <table:table-cell table:style-name="Table1.D3" office:value-type="string">
            <text:p text:style-name="P37"><text:span text:style-name="T22">low/med </text:span>–</text:p>
          </table:table-cell>
          <table:table-cell table:style-name="Table1.G3" office:value-type="string">
            <text:p text:style-name="P56">High</text:p>
          </table:table-cell>
          <table:table-cell table:style-name="Table1.H3" office:value-type="string">
            <text:p text:style-name="P62">No change |Improve</text:p>
          </table:table-cell>
          <table:table-cell table:style-name="Table1.I3" office:value-type="string">
            <text:p text:style-name="P11">Neutral <text:span text:style-name="T7">&gt;=</text:span></text:p>
          </table:table-cell>
        </table:table-row>
        <table:table-row>
          <table:table-cell table:style-name="Table1.A6" office:value-type="string">
            <text:p text:style-name="P66">Shifting Responsibility</text:p>
          </table:table-cell>
          <table:table-cell table:style-name="Table1.B3" office:value-type="string">
            <text:p text:style-name="P16">Neutral | Positive</text:p>
          </table:table-cell>
          <table:table-cell table:style-name="Table1.B3" office:value-type="string">
            <text:p text:style-name="P20">Negative</text:p>
          </table:table-cell>
          <table:table-cell table:style-name="Table1.D3" office:value-type="string">
            <text:p text:style-name="P34"><text:span text:style-name="T27">h</text:span><text:span text:style-name="T20">igh </text:span>–</text:p>
          </table:table-cell>
          <table:table-cell table:style-name="Table1.D3" office:value-type="string">
            <text:p text:style-name="P31">–<text:span text:style-name="T14">/+</text:span></text:p>
          </table:table-cell>
          <table:table-cell table:style-name="Table1.D3" office:value-type="string">
            <text:p text:style-name="P27">–<text:span text:style-name="T14">/+</text:span></text:p>
          </table:table-cell>
          <table:table-cell table:style-name="Table1.G3" office:value-type="string">
            <text:p text:style-name="P50">No | Low</text:p>
          </table:table-cell>
          <table:table-cell table:style-name="Table1.H3" office:value-type="string">
            <text:p text:style-name="P13">No change</text:p>
          </table:table-cell>
          <table:table-cell table:style-name="Table1.I3" office:value-type="string">
            <text:p text:style-name="P11">Neutral <text:span text:style-name="T7">&gt;</text:span></text:p>
          </table:table-cell>
        </table:table-row>
        <table:table-row>
          <table:table-cell table:style-name="Table1.A6" office:value-type="string">
            <text:p text:style-name="P66">Wishful Thinking</text:p>
          </table:table-cell>
          <table:table-cell table:style-name="Table1.B3" office:value-type="string">
            <text:p text:style-name="P16">Neutral | Positive</text:p>
          </table:table-cell>
          <table:table-cell table:style-name="Table1.B3" office:value-type="string">
            <text:p text:style-name="P47">Any</text:p>
          </table:table-cell>
          <table:table-cell table:style-name="Table1.D3" office:value-type="string">
            <text:p text:style-name="P33">+</text:p>
          </table:table-cell>
          <table:table-cell table:style-name="Table1.D3" office:value-type="string">
            <text:p text:style-name="P30"><text:span text:style-name="T23">l</text:span><text:span text:style-name="T21">ow/</text:span><text:span text:style-name="T23">med </text:span>–<text:span text:style-name="T14">/+</text:span></text:p>
          </table:table-cell>
          <table:table-cell table:style-name="Table1.D3" office:value-type="string">
            <text:p text:style-name="P30"><text:span text:style-name="T23">l</text:span><text:span text:style-name="T21">ow/</text:span><text:span text:style-name="T23">med </text:span>–<text:span text:style-name="T14">/+</text:span></text:p>
          </table:table-cell>
          <table:table-cell table:style-name="Table1.G3" office:value-type="string">
            <text:p text:style-name="P49">Low</text:p>
          </table:table-cell>
          <table:table-cell table:style-name="Table1.H3" office:value-type="string">
            <text:p text:style-name="P61">No change |Improve</text:p>
          </table:table-cell>
          <table:table-cell table:style-name="Table1.I3" office:value-type="string">
            <text:p text:style-name="P59"><text:span text:style-name="T34">Desirable</text:span> <text:span text:style-name="T7">&gt;=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4in" fo:margin-right="0.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4:19:09.443105172</meta:creation-date>
    <dc:date>2016-05-03T12:33:29.014343875</dc:date>
    <meta:editing-duration>P1DT4H50M19S</meta:editing-duration>
    <meta:editing-cycles>234</meta:editing-cycles>
    <meta:generator>LibreOffice/4.2.8.2$Linux_X86_64 LibreOffice_project/420m0$Build-2</meta:generator>
    <meta:document-statistic meta:table-count="1" meta:image-count="0" meta:object-count="0" meta:page-count="1" meta:paragraph-count="81" meta:word-count="145" meta:character-count="839" meta:non-whitespace-character-count="768"/>
  </office:meta>
</office:document-meta>
</file>